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 fo:color="#000000"/>
    </style:style>
    <style:style style:name="P23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4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5" style:parent-style-name="Policepardéfaut" style:family="text">
      <style:text-properties fo:font-weight="bold" style:font-weight-asian="bold" fo:color="#000000"/>
    </style:style>
    <style:style style:name="T26" style:parent-style-name="Policepardéfaut" style:family="text">
      <style:text-properties fo:font-weight="bold" style:font-weight-asian="bold" fo:color="#000000"/>
    </style:style>
    <style:style style:name="P27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P30" style:parent-style-name="Standard" style:family="paragraph">
      <style:text-properties fo:font-style="italic" style:font-style-asian="italic"/>
    </style:style>
    <style:style style:name="P31" style:parent-style-name="Standard" style:family="paragraph">
      <style:text-properties fo:font-style="italic" style:font-style-asian="italic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T34" style:parent-style-name="Policepardéfaut" style:family="text">
      <style:text-properties fo:font-style="italic" style:font-style-asian="italic"/>
    </style:style>
    <style:style style:name="T35" style:parent-style-name="Policepardéfaut" style:family="text">
      <style:text-properties fo:font-style="italic" style:font-style-asian="italic"/>
    </style:style>
    <style:style style:name="T36" style:parent-style-name="Policepardéfaut" style:family="text">
      <style:text-properties fo:font-style="italic" style:font-style-asian="italic"/>
    </style:style>
    <style:style style:name="T37" style:parent-style-name="Policepardéfaut" style:family="text">
      <style:text-properties fo:font-style="italic" style:font-style-asian="italic" fo:color="#FF0000"/>
    </style:style>
    <style:style style:name="T38" style:parent-style-name="Policepardéfaut" style:family="text">
      <style:text-properties fo:color="#FF0000"/>
    </style:style>
    <style:style style:name="T39" style:parent-style-name="Policepardéfaut" style:family="text">
      <style:text-properties fo:font-style="italic" style:font-style-asian="italic" fo:color="#FF0000"/>
    </style:style>
    <style:style style:name="P40" style:parent-style-name="Standard" style:family="paragraph">
      <style:paragraph-properties fo:margin-left="0.5in" fo:text-indent="-0.25in">
        <style:tab-stops/>
      </style:paragraph-properties>
    </style:style>
    <style:style style:name="P41" style:parent-style-name="Standard" style:family="paragraph">
      <style:paragraph-properties fo:margin-left="0.5in" fo:text-indent="-0.25in">
        <style:tab-stops/>
      </style:paragraph-properties>
    </style:style>
    <style:style style:name="P42" style:parent-style-name="Standard" style:family="paragraph">
      <style:paragraph-properties fo:margin-left="0.5in" fo:text-indent="-0.25in">
        <style:tab-stops/>
      </style:paragraph-properties>
    </style:style>
    <style:style style:name="T43" style:parent-style-name="Policepardéfaut" style:family="text">
      <style:text-properties fo:font-style="italic" style:font-style-asian="italic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fo:font-style="italic" style:font-style-asian="italic"/>
    </style:style>
    <style:style style:name="T46" style:parent-style-name="Policepardéfaut" style:family="text">
      <style:text-properties fo:font-style="italic" style:font-style-asian="italic"/>
    </style:style>
    <style:style style:name="T47" style:parent-style-name="Policepardéfaut" style:family="text">
      <style:text-properties fo:font-style="italic" style:font-style-asian="italic"/>
    </style:style>
  </office:automatic-styles>
  <office:body>
    <office:text text:use-soft-page-breaks="true">
      <text:p text:style-name="P1"><text:bookmark-start text:name="_cwuvn3ny1gac"/><text:bookmark-end text:name="_cwuvn3ny1gac"/>Rapport<text:s/>d’optimisation</text:p>
      <text:p text:style-name="Standard"/>
      <text:p text:style-name="P3"><text:bookmark-start text:name="_x2q7u333p8ft"/><text:bookmark-end text:name="_x2q7u333p8ft"/>NOM_DU_CLIENT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 additionnelles à la demande du client</text:span></text:a><text:span text:style-name="T22"><text:tab/>2</text:span></text:p>
          <text:p text:style-name="P23"><text:a xlink:href="#_gt5hgt2h0fn6" office:target-frame-name="_top" xlink:show="replace">1 - …</text:a><text:tab/>2</text:p>
          <text:p text:style-name="P24"><text:a xlink:href="#_w04kirgfeg7j" office:target-frame-name="_top" xlink:show="replace"><text:span text:style-name="T25">Annexe</text:span></text:a><text:span text:style-name="T26"><text:tab/>3</text:span></text:p>
          <text:p text:style-name="P27"><text:a xlink:href="#_3m019n8dyixe" office:target-frame-name="_top" xlink:show="replace"><text:span text:style-name="T28">Rapport complet de l’audit Lighthouse</text:span></text:a><text:span text:style-name="T29"><text:tab/>3</text:span></text:p>
        </text:index-body>
      </text:table-of-content>
      <text:p text:style-name="Standard"/>
      <text:p text:style-name="P30"/>
      <text:p text:style-name="P31"/>
      <text:p text:style-name="P32"/>
      <text:p text:style-name="P3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 optimisation :</text:p>
      <text:p text:style-name="Standard"/>
      <text:p text:style-name="Standard">[<text:span text:style-name="T34">Insérer ici une capture des scores<text:s/></text:span><text:span text:style-name="T35">Lighthouse avant optimisation</text:span>]</text:p>
      <text:p text:style-name="Standard"/>
      <text:p text:style-name="Standard">Score Lighthouse après optimisation :</text:p>
      <text:p text:style-name="Standard"/>
      <text:p text:style-name="Standard">[<text:span text:style-name="T36">Insérer ici une capture des scores Lighthouse après optimisation</text:span>]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<text:s/>images</text:h>
      <text:p text:style-name="Standard">Le projet comporte originalement<text:s/><text:span text:style-name="T37">15</text:span><text:span text:style-name="T38"><text:s/></text:span>images pour un poids total de<text:s/><text:span text:style-name="T39">29.4</text:span><text:s/><text:bookmark-start text:name="_GoBack"/><text:bookmark-end text:name="_GoBack"/>MB. Nous avons effectué les modifications suivantes aux images :</text:p>
      <text:list text:style-name="WWNum1">
        <text:list-item>
          <text:p text:style-name="P40">…</text:p>
        </text:list-item>
        <text:list-item>
          <text:p text:style-name="P41">…</text:p>
        </text:list-item>
        <text:list-item>
          <text:p text:style-name="P42">…</text:p>
        </text:list-item>
      </text:list>
      <text:p text:style-name="Standard">Après les modifications, le poids total des images est de<text:s/><text:span text:style-name="T43">XX</text:span>MB soit un gain de<text:s/><text:span text:style-name="T44">XX</text:span>%.</text:p>
      <text:p text:style-name="Standard"/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 Accessibilité du site</text:h>
      <text:p text:style-name="Standard"><text:span text:style-name="T45">[Insérer une capture de la page du site avec l’extension</text:span><text:span text:style-name="T46"><text:s/>Wave]</text:span></text:p>
      <text:p text:style-name="Standard"/>
      <text:p text:style-name="Standard"><text:span text:style-name="T47">[Lister les modifications faites pour valider l’accessibilité]</text:span></text:p>
      <text:h text:style-name="Titre1" text:outline-level="1"><text:bookmark-start text:name="_s89pup9bbtic"/><text:bookmark-end text:name="_s89pup9bbtic"/>IV<text:s/>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0 5 3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/>
        <style:text-properties style:font-name="Arial"/>
      </text:list-level-style-bullet>
      <text:list-level-style-bullet text:level="2" text:style-name="WW_CharLFO1LVL2" text:bullet-char="○">
        <style:list-level-properties/>
      </text:list-level-style-bullet>
      <text:list-level-style-bullet text:level="3" text:style-name="WW_CharLFO1LVL3" text:bullet-char="■">
        <style:list-level-properties/>
      </text:list-level-style-bullet>
      <text:list-level-style-bullet text:level="4" text:style-name="WW_CharLFO1LVL4" text:bullet-char="●">
        <style:list-level-properties/>
      </text:list-level-style-bullet>
      <text:list-level-style-bullet text:level="5" text:style-name="WW_CharLFO1LVL5" text:bullet-char="○">
        <style:list-level-properties/>
      </text:list-level-style-bullet>
      <text:list-level-style-bullet text:level="6" text:style-name="WW_CharLFO1LVL6" text:bullet-char="■">
        <style:list-level-properties/>
      </text:list-level-style-bullet>
      <text:list-level-style-bullet text:level="7" text:style-name="WW_CharLFO1LVL7" text:bullet-char="●">
        <style:list-level-properties/>
      </text:list-level-style-bullet>
      <text:list-level-style-bullet text:level="8" text:style-name="WW_CharLFO1LVL8" text:bullet-char="○">
        <style:list-level-properties/>
      </text:list-level-style-bullet>
      <text:list-level-style-bullet text:level="9" text:style-name="WW_CharLFO1LVL9" text:bullet-char="■">
        <style:list-level-properties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2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ierre delvaque</meta:initial-creator>
    <dc:creator>pierre delvaque</dc:creator>
    <meta:creation-date>2023-11-21T08:49:00Z</meta:creation-date>
    <dc:date>2023-11-21T08:58:00Z</dc:date>
    <meta:template xlink:href="Normal.dotm" xlink:type="simple"/>
    <meta:editing-cycles>2</meta:editing-cycles>
    <meta:editing-duration>PT540S</meta:editing-duration>
    <meta:document-statistic meta:page-count="1" meta:paragraph-count="2" meta:word-count="226" meta:character-count="1471" meta:row-count="10" meta:non-whitespace-character-count="1247"/>
  </office:meta>
</office:document-meta>
</file>